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0000001271519681A.png"/>
  <manifest:file-entry manifest:media-type="image/png" manifest:full-path="Pictures/100002010000022800000159048E5752.png"/>
  <manifest:file-entry manifest:media-type="image/png" manifest:full-path="Pictures/1000020100000142000000201C7DA4A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9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cm" svg:height="17.339cm" svg:x="2.5cm" svg:y="2.5cm">
          <draw:text-box>
            <text:p>第四章： 光现象</text:p>
            <text:p/>
            <text:p>1. 光的直线传播</text:p>
            <text:p/>
            <text:p><text:tab/>光在同种均匀介质中沿直线传播。</text:p>
            <text:p/>
            <text:p><text:tab/>真空中的光速近似值 <text:s/></text:p>
            <text:p/>
            <text:p>2. 光的反射</text:p>
            <text:p/>
            <text:p><text:tab/>光的反射定律：反射光线、入射光线和法线在同一平面内；反射角等于入射角。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tab/></text:p>
          </draw:text-box>
        </draw:frame>
        <draw:frame draw:style-name="gr2" draw:text-style-name="P1" draw:layer="layout" svg:width="8.519cm" svg:height="0.845cm" svg:x="9.554cm" svg:y="6.873cm">
          <draw:image xlink:href="Pictures/1000020100000142000000201C7DA4AE.png" xlink:type="simple" xlink:show="embed" xlink:actuate="onLoad">
            <text:p/>
          </draw:image>
        </draw:frame>
        <draw:frame draw:style-name="gr2" draw:text-style-name="P1" draw:layer="layout" svg:width="11.43cm" svg:height="7.805cm" svg:x="8.299cm" svg:y="11.193cm">
          <draw:image xlink:href="Pictures/10000201000001B000000127151968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layer="layout" svg:width="24cm" svg:height="9cm" svg:x="2cm" svg:y="2cm">
          <draw:text-box>
            <text:p><text:tab/>光路的可逆性</text:p>
            <text:p/>
            <text:p><text:tab/>镜面反射和漫反射</text:p>
            <text:p/>
            <text:p>3. 平面镜成像</text:p>
            <text:p/>
            <text:p><text:tab/>平面镜所成的像为虚像，其大小与物体的大小相等，像和物体到平面镜的距离相等，像和物体连线与镜面垂直，即像与物体关于镜面对称。</text:p>
            <text:p/>
            <text:p>4. 光的折射</text:p>
            <text:p/>
            <text:p>光从一种介质斜射入另一种介质时，传播方向发生了偏折，这个现象叫作光的折射。</text:p>
          </draw:text-box>
        </draw:frame>
        <draw:frame draw:style-name="gr2" draw:text-style-name="P1" draw:layer="layout" svg:width="14.606cm" svg:height="9.128cm" svg:x="5.711cm" svg:y="11.632cm">
          <draw:image xlink:href="Pictures/100002010000022800000159048E57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layer="layout" svg:width="23.029cm" svg:height="6.659cm" svg:x="2.471cm" svg:y="2.907cm">
          <draw:text-box>
            <text:p>5. 光的色散</text:p>
            <text:p/>
            <text:p><text:tab/>通过棱镜，光发生折射，被分解成各种颜色的光，这种现象叫作光的色散。</text:p>
            <text:p/>
            <text:p><text:tab/>色光的三原色：红、绿、蓝</text:p>
            <text:p/>
            <text:p><text:tab/>红外线和紫外线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5M17S</meta:editing-duration>
    <meta:editing-cycles>18</meta:editing-cycles>
    <meta:generator>OpenOffice/4.1.15$Win32 OpenOffice.org_project/4115m2$Build-9813</meta:generator>
    <dc:date>2025-12-02T19:47:15.77</dc:date>
    <dc:creator>Eric Zhang</dc:creator>
    <meta:document-statistic meta:object-count="33"/>
  </office:meta>
</office:document-meta>
</file>